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paragraph-rsid="00070754" style:font-size-asian="14pt"/>
    </style:style>
    <style:style style:name="P2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070754" style:font-size-asian="14pt"/>
    </style:style>
    <style:style style:name="P3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rsid="00070754" officeooo:paragraph-rsid="00070754" style:font-size-asian="14pt"/>
    </style:style>
    <style:style style:name="P4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070754" style:font-size-asian="14pt" style:font-size-complex="14pt"/>
    </style:style>
    <style:style style:name="P5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0d760e" style:font-size-asian="14pt" style:font-size-complex="14pt"/>
    </style:style>
    <style:style style:name="P6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0d760e" officeooo:paragraph-rsid="000d760e" style:font-size-asian="14pt"/>
    </style:style>
    <style:style style:name="P7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fo:font-weight="bold" officeooo:paragraph-rsid="00070754" style:font-size-asian="14pt" style:font-weight-asian="bold" style:font-size-complex="16pt"/>
    </style:style>
    <style:style style:name="P8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0d760e" style:font-size-asian="12.25pt" style:font-size-complex="14pt"/>
    </style:style>
    <style:style style:name="P9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146b93" style:font-size-asian="14pt"/>
    </style:style>
    <style:style style:name="P10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officeooo:paragraph-rsid="00070754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c400d" style:font-size-asian="12.25pt" style:font-size-complex="14pt"/>
    </style:style>
    <style:style style:name="P13" style:family="paragraph" style:parent-style-name="Standard" style:master-page-name="Standard">
      <style:paragraph-properties fo:margin-left="0mm" fo:margin-right="0mm" fo:line-height="150%" fo:text-align="end" style:justify-single-word="false" fo:text-indent="12.51mm" style:auto-text-indent="false" style:page-number="auto"/>
      <style:text-properties style:font-name="Times New Roman" fo:font-size="14pt" fo:language="uk" fo:country="UA" officeooo:paragraph-rsid="00070754" style:font-size-asian="14pt"/>
    </style:style>
    <style:style style:name="P14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146b93" officeooo:paragraph-rsid="000d760e" style:font-size-asian="14pt"/>
    </style:style>
    <style:style style:name="P15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146b93" officeooo:paragraph-rsid="00146b93" style:font-size-asian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1d984" officeooo:paragraph-rsid="00146b93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489cb" officeooo:paragraph-rsid="00146b93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46b93" officeooo:paragraph-rsid="00146b93" style:font-size-asian="14pt" style:font-size-complex="14pt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officeooo:rsid="00070754" style:font-size-asian="14pt"/>
    </style:style>
    <style:style style:name="T3" style:family="text">
      <style:text-properties officeooo:rsid="00070754"/>
    </style:style>
    <style:style style:name="T4" style:family="text">
      <style:text-properties fo:language="uk" fo:country="UA" style:font-size-asian="14pt"/>
    </style:style>
    <style:style style:name="T5" style:family="text">
      <style:text-properties fo:language="uk" fo:country="UA" officeooo:rsid="000d760e" style:font-size-asian="14pt"/>
    </style:style>
    <style:style style:name="T6" style:family="text">
      <style:text-properties fo:language="uk" fo:country="UA" officeooo:rsid="001138b8" style:font-size-asian="14pt"/>
    </style:style>
    <style:style style:name="T7" style:family="text">
      <style:text-properties fo:language="uk" fo:country="UA" officeooo:rsid="0011c6e5" style:font-size-asian="14pt"/>
    </style:style>
    <style:style style:name="T8" style:family="text">
      <style:text-properties fo:language="uk" fo:country="UA" officeooo:rsid="0014a613" style:font-size-asian="14pt"/>
    </style:style>
    <style:style style:name="T9" style:family="text">
      <style:text-properties fo:language="uk" fo:country="UA" officeooo:rsid="000d760e"/>
    </style:style>
    <style:style style:name="T10" style:family="text">
      <style:text-properties fo:language="uk" fo:country="UA" style:font-size-complex="14pt"/>
    </style:style>
    <style:style style:name="T11" style:family="text">
      <style:text-properties fo:language="uk" fo:country="UA" officeooo:rsid="00146b93" style:font-size-complex="14pt"/>
    </style:style>
    <style:style style:name="T12" style:family="text">
      <style:text-properties fo:language="uk" fo:country="UA" officeooo:rsid="00146b93"/>
    </style:style>
    <style:style style:name="T13" style:family="text">
      <style:text-properties officeooo:rsid="000d760e"/>
    </style:style>
    <style:style style:name="T14" style:family="text">
      <style:text-properties officeooo:rsid="0011c6e5"/>
    </style:style>
    <style:style style:name="T15" style:family="text">
      <style:text-properties officeooo:rsid="00146b93"/>
    </style:style>
    <style:style style:name="T16" style:family="text">
      <style:text-properties officeooo:rsid="0014a6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В спеціалізовану вчену раду</text:p>
      <text:p text:style-name="P1">Д <text:span text:style-name="T3">26.002.04</text:span> в <text:span text:style-name="T3">НТУУ “КПІ”</text:span></text:p>
      <text:p text:style-name="P1"><text:span text:style-name="T3">03056</text:span>, м. <text:span text:style-name="T3">Київ</text:span>, </text:p>
      <text:p text:style-name="P3">просп. Перемоги, 37</text:p>
      <text:p text:style-name="P2"/>
      <text:p text:style-name="P7">Відгук</text:p>
      <text:p text:style-name="P7"/>
      <text:p text:style-name="P10"><text:span text:style-name="T1">на автореферат дисертації </text:span><text:span text:style-name="T2">Гуменного Дмитра Олександровича<text:line-break/></text:span><text:span text:style-name="T1">«</text:span><text:span text:style-name="T2">Автоматизація процесу керування усталеним рухом антропоморфного крокуючого апарата</text:span><text:span text:style-name="T1">», поданої на здобуття наукового ступеня кандидата </text:span><text:span text:style-name="T2">технічних наук</text:span><text:span text:style-name="T1"> за спеціальністю</text:span></text:p>
      <text:p text:style-name="P4"><text:span text:style-name="T3">05</text:span>.<text:span text:style-name="T3">13</text:span>.0<text:span text:style-name="T3">7</text:span> – <text:span text:style-name="T3">автоматизація процесів керування</text:span></text:p>
      <text:p text:style-name="P4"/>
      <text:p text:style-name="P12"><text:tab/><text:span text:style-name="T14">У зв'язку зі зміною соціальних норм людського життя, все більшої актуальності набуває розробка антропоморфних крокуючих апаратів які будуть спроможні ефективно замінити людську працю у різних галузях народного господарювання, зокрема таких, які пов'язані з транспортуванням, надання сервісу тощо. У зв'язку з цим, розв'язання задачі автоматичного управління антропоморфним крокуючим апаратом з метою забезпечення його усталеного руху є актуальною та перспективною.</text:span></text:p>
      <text:p text:style-name="P12"><text:tab/><text:span text:style-name="T14">Дисертантом проаналізовано сучасний стан задачі збереження та відновлення усталеного руху апарата та встановлено методи покращення існуючих підходів до збереження його стійкого положення, в умовах довільної опорної поверхні.</text:span></text:p>
      <text:p text:style-name="P12"><text:tab/><text:span text:style-name="T14">Варто відзначити, що Гуменним Д. О. запропоновано новий критерій усталеного руху антропоморфного крокуючого апарата, який ґрунтується на аналізі розподілу сили реакції опорної поверхні, також розроблено статегію відновлення його стійкості і синтезовано структуру системи управління усталеним рухом. Все це дає можливість використовувати одержані результати дисертаційної роботи для практичної побудови антропоморфних крокуючих </text:span><text:soft-page-break/><text:span text:style-name="T14">апаратів, які здатні рухатись довільною опорною поверхнею. </text:span></text:p>
      <text:p text:style-name="P8"><text:span text:style-name="T8">До вмісту афтореферата є деякі зауваження</text:span><text:span text:style-name="T4">:</text:span></text:p>
      <text:list xml:id="list6397625280543180135" text:style-name="L1">
        <text:list-item>
          <text:p text:style-name="P16">При опис<text:span text:style-name="T16">і</text:span> математичних моделей у авторефераті необхідно було б вказат програмне середовище.</text:p>
        </text:list-item>
        <text:list-item>
          <text:p text:style-name="P17">У авторефераті чітко не сформульовані критерії стійкості, які є одни<text:span text:style-name="T15">м</text:span> із пунктів наукової новизни.</text:p>
        </text:list-item>
        <text:list-item>
          <text:p text:style-name="P18">У авторефераті не показано <text:span text:style-name="T16">побудову </text:span>динамічн<text:span text:style-name="T16">ої</text:span> модел<text:span text:style-name="T16">і</text:span> апарата в анатітичній формі.</text:p>
        </text:list-item>
      </text:list>
      <text:p text:style-name="P14">Не зважаючи на зауваження до автореферату дисертації, Гуменним Д. О. <text:span text:style-name="T16">в</text:span>иконано великий обсяг <text:span text:style-name="T16">наукової</text:span> роботи та показано <text:span text:style-name="T16">що вона має значні </text:span>перспективи <text:span text:style-name="T16">на подальші дослідження.</text:span></text:p>
      <text:p text:style-name="P5"><text:span text:style-name="T4">Виходячи із змісту автореферату дисертації, публікацій дисертант</text:span><text:span text:style-name="T13">а та теми роботи</text:span><text:span text:style-name="T4"> необхідно зробити висновок, що дисертація </text:span><text:span text:style-name="T13">Гуменного Д. О.</text:span><text:span text:style-name="T4"> на здобуття наукового ступеня кандидата </text:span><text:span text:style-name="T13">технічних наук</text:span><text:span text:style-name="T4"> відповідає встановленим вимогам, а її автор заслуговує на присудження наукового ступеня кандидата </text:span><text:span text:style-name="T13">технічних наук</text:span><text:span text:style-name="T4"> за спеціальністю </text:span><text:span text:style-name="T13">05.13.07</text:span><text:span text:style-name="T4"> — </text:span><text:span text:style-name="T13">автоматизація процесів керування</text:span><text:span text:style-name="T4">.</text:span></text:p>
      <text:p text:style-name="P11"/>
      <text:p text:style-name="P11"/>
      <text:p text:style-name="P6">Доктор технічних наук, професор</text:p>
      <text:p text:style-name="P15">кафедри комп'ютерної математики</text:p>
      <text:p text:style-name="P15">і математичного моделювання</text:p>
      <text:p text:style-name="P15">Національного технічного університету</text:p>
      <text:p text:style-name="P9"><text:span text:style-name="T12">“Харківський політехнічний інститут”<text:tab/> </text:span><text:span text:style-name="T9"><text:tab/></text:span><text:span text:style-name="T10"> <text:s text:c="16"/></text:span><text:span text:style-name="T11">Л. М. Любчик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06T07:48:58.582340014</meta:creation-date>
    <dc:date>2016-06-09T13:28:22.070787890</dc:date>
    <dc:creator>Dmytro Humennyi</dc:creator>
    <meta:editing-duration>PT53M5S</meta:editing-duration>
    <meta:editing-cycles>9</meta:editing-cycles>
    <meta:generator>LibreOffice/4.2.8.2$Linux_X86_64 LibreOffice_project/420m0$Build-2</meta:generator>
    <meta:printed-by>Dmytro Humennyi</meta:printed-by>
    <meta:print-date>2016-06-06T09:08:11.373874141</meta:print-date>
    <meta:document-statistic meta:table-count="0" meta:image-count="0" meta:object-count="0" meta:page-count="2" meta:paragraph-count="21" meta:word-count="321" meta:character-count="2592" meta:non-whitespace-character-count="2268"/>
  </office:meta>
</office:document-meta>
</file>